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3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61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7" office:value-type="date" office:date-value="2022-06-10" calcext:value-type="date">
            <text:p>10.06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Randomzahle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Zufallsposition programmieren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Assotiationen zwischen den Klassen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7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Grafische Test Oberfläche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9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4" office:value-type="date" office:date-value="2022-05-20" calcext:value-type="date">
            <text:p>20.05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ML Klassendiagramm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In Git einarbei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inarbeitung in Vererbu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rstellung der benötigtten Objekt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 der Methoden und Variab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Tutorials zu C++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3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Git Repository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diagramm gezeichne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CPP und H Datei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ariablen und Method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shierarchi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 hat Probleme gemacht. --&gt; Goog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in Objektorientiertem p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Teilweise, hat es sehr lange gedau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d7547858d014d4cf69878db179d326fc3483e082</meta:generator>
    <meta:creation-date>2022-05-14T13:23:04Z</meta:creation-date>
    <dc:date>2022-06-09T11:03:04.802760803</dc:date>
    <meta:print-date>2022-05-20T12:43:49Z</meta:print-date>
    <meta:editing-cycles>16</meta:editing-cycles>
    <meta:editing-duration>PT4M59S</meta:editing-duration>
    <meta:document-statistic meta:table-count="3" meta:cell-count="55" meta:object-count="0"/>
  </office:meta>
</office:document-meta>
</file>